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8000001BF482DBF9BEA20AE5D.png" manifest:media-type="image/png"/>
  <manifest:file-entry manifest:full-path="Pictures/1000020100000182000001E006C21A2243C6C947.png" manifest:media-type="image/png"/>
  <manifest:file-entry manifest:full-path="Pictures/1000020100000182000001E01D5FC2B531928E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6cm" style:rel-column-width="3212*"/>
    </style:style>
    <style:style style:name="Tabelle1.B" style:family="table-column">
      <style:table-column-properties style:column-width="5.667cm" style:rel-column-width="3213*"/>
    </style:style>
    <style:style style:name="Tabelle1.A1" style:family="table-cell">
      <style:table-cell-properties fo:padding="0.097cm" fo:border="none"/>
    </style:style>
    <style:style style:name="Tabelle1.2" style:family="table-row">
      <style:table-row-properties style:min-row-height="5.62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DejaVu Sans" officeooo:rsid="00075877" officeooo:paragraph-rsid="00075877"/>
    </style:style>
    <style:style style:name="P3" style:family="paragraph" style:parent-style-name="Table_20_Contents">
      <style:paragraph-properties fo:text-align="center" style:justify-single-word="false"/>
      <style:text-properties style:font-name="DejaVu Sans" officeooo:rsid="00082161" officeooo:paragraph-rsid="00082161"/>
    </style:style>
    <style:style style:name="T1" style:family="text">
      <style:text-properties officeooo:rsid="00082161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 table:number-columns-repeated="2"/>
        <table:table-row table:style-name="TableLine94421542450688">
          <table:table-cell table:style-name="Tabelle1.A1" office:value-type="string">
            <text:p text:style-name="P3">1 - Connect the Cable</text:p>
          </table:table-cell>
          <table:table-cell table:style-name="Tabelle1.A1" office:value-type="string">
            <text:p text:style-name="P2"><text:span text:style-name="T1">2 - </text:span>Connect to WLAN<text:span text:style-name="T1"> </text:span></text:p>
          </table:table-cell>
          <table:table-cell table:style-name="Tabelle1.A1" office:value-type="string">
            <text:p text:style-name="P2"><text:span text:style-name="T1">3 - Start the </text:span>Setup</text:p>
          </table:table-cell>
        </table:table-row>
        <table:table-row table:style-name="Tabelle1.2">
          <table:table-cell table:style-name="Tabelle1.A1" office:value-type="string">
            <text:p text:style-name="P1"><draw:frame draw:style-name="fr1" draw:name="Bild3" text:anchor-type="as-char" svg:y="-8.812cm" svg:width="3.392cm" svg:height="4.383cm" draw:z-index="0"><draw:image xlink:href="Pictures/1000020100000182000001E01D5FC2B531928EF5.png" xlink:type="simple" xlink:show="embed" xlink:actuate="onLoad" draw:mime-type="image/png"/></draw:frame></text:p>
          </table:table-cell>
          <table:table-cell table:style-name="Tabelle1.A1" office:value-type="string">
            <text:p text:style-name="P1"><text:s/><draw:frame draw:style-name="fr1" draw:name="Bild1" text:anchor-type="as-char" svg:y="-8.812cm" svg:width="3.392cm" svg:height="4.383cm" draw:z-index="1"><draw:image xlink:href="Pictures/1000020100000182000001E006C21A2243C6C947.png" xlink:type="simple" xlink:show="embed" xlink:actuate="onLoad" draw:mime-type="image/png"/></draw:frame></text:p>
          </table:table-cell>
          <table:table-cell table:style-name="Tabelle1.A1" office:value-type="string">
            <text:p text:style-name="P1"><draw:frame draw:style-name="fr1" draw:name="Bild2" text:anchor-type="as-char" svg:y="-8.812cm" svg:width="3.392cm" svg:height="4.383cm" draw:z-index="2"><draw:image xlink:href="Pictures/1000020100000168000001BF482DBF9BEA20AE5D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lrich Viefhaus</meta:initial-creator>
    <meta:creation-date>2022-11-07T21:06:20.822424258</meta:creation-date>
    <dc:date>2022-11-07T21:28:44.786322410</dc:date>
    <dc:creator>Ulrich Viefhaus</dc:creator>
    <meta:editing-duration>PT12M13S</meta:editing-duration>
    <meta:editing-cycles>2</meta:editing-cycles>
    <meta:generator>LibreOffice/7.0.4.2$Linux_X86_64 LibreOffice_project/00$Build-2</meta:generator>
    <meta:document-statistic meta:table-count="1" meta:image-count="3" meta:object-count="0" meta:page-count="1" meta:paragraph-count="6" meta:word-count="15" meta:character-count="61" meta:non-whitespace-character-count="47"/>
  </office:meta>
</office:document-meta>
</file>